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076000000290D2F4F5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8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8cm"/>
    </style:style>
    <style:style style:name="pr5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0.801cm" svg:y="0.894cm" presentation:class="title" presentation:user-transformed="true">
          <draw:text-box>
            <text:p>Regexes-and-Rules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>Introducción a " Regexes and Rules" Synopsis 5, Perl6</text:p>
            <text:p/>
            <text:p/>
            <text:p/>
          </draw:text-box>
        </draw:frame>
        <draw:frame draw:style-name="gr1" draw:text-style-name="P1" draw:layer="layout" svg:width="6.965cm" svg:height="1.659cm" svg:x="10.835cm" svg:y="17.741cm">
          <draw:image xlink:href="Pictures/1000020100000076000000290D2F4F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 text:style-name="P1">Un poco de historia para rellenar.</text:p>
                <text:p><text:span text:style-name="T1"/></text:p>
                <text:p text:style-name="P1"><text:span text:style-name="T1">Apocalipsis <text:s/>=&gt; Sinopsis</text:span></text:p>
                <text:p text:style-name="P1"><text:span text:style-name="T1"/></text:p>
                <text:p text:style-name="P1"><text:span text:style-name="T1">Exégesi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inopsis S05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nlaces</text:p>
          </draw:text-box>
        </draw:frame>
        <draw:frame presentation:style-name="pr5" draw:text-style-name="P2" draw:layer="layout" svg:width="24.639cm" svg:height="14.979cm" svg:x="1.361cm" svg:y="3.8cm" presentation:class="outline" presentation:user-transformed="true">
          <draw:text-box>
            <text:list text:style-name="L2">
              <text:list-item>
                <text:p text:style-name="P2"><text:span text:style-name="T2">"Apocalypse 5: Pattern Matchin": http://www.perl6.org/archive/doc/design/apo/A05.html</text:span></text:p>
                <text:p text:style-name="P2"><text:span text:style-name="T2"/></text:p>
              </text:list-item>
              <text:list-item>
                <text:p text:style-name="P2"><text:span text:style-name="T2">"Exegesis 5: Pattern Matching": http://www.perl6.org/archive/doc/design/exe/E05.html</text:span></text:p>
                <text:p text:style-name="P2"><text:span text:style-name="T2"/></text:p>
              </text:list-item>
              <text:list-item>
                <text:p text:style-name="P2"><text:span text:style-name="T2">"Synopsis 5: Regexes and Rules": http://perlcabal.org/syn/S05.html</text:span></text:p>
                <text:p text:style-name="P2"><text:span text:style-name="T2"/></text:p>
              </text:list-item>
              <text:list-item>
                <text:p text:style-name="P2"><text:span text:style-name="T2">"Introduction to Perl 6 Regex": https://github.com/perlpilot/perl6-docs/blob/master/intro/p6-regex-intro.pod</text:span></text:p>
                <text:p text:style-name="P2"><text:span text:style-name="T2"/></text:p>
              </text:list-item>
              <text:list-item>
                <text:p text:style-name="P2"><text:span text:style-name="T2">"Regexes -- Pattern matching against strings": http://doc.perl6.org/language/regexes</text:span></text:p>
                <text:p text:style-name="P2"><text:span text:style-name="T2"/></text:p>
              </text:list-item>
              <text:list-item>
                <text:p text:style-name="P2"><text:span text:style-name="T2">"Perl 5 to Perl 6": http://perlgeek.de/en/article/5-to-6</text:span></text:p>
                <text:p text:style-name="P2"><text:span text:style-name="T2"/></text:p>
              </text:list-item>
              <text:list-item>
                <text:p text:style-name="P2"><text:span text:style-name="T2">"Perl 6 and Parrot Essentials, 2nd Edition": http://shop.oreilly.com/product/9780596007379.d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nato </meta:initial-creator>
    <meta:creation-date>2014-06-09T14:51:40</meta:creation-date>
    <dc:date>2014-06-09T15:23:46</dc:date>
    <dc:creator>renato </dc:creator>
    <meta:editing-duration>P0D</meta:editing-duration>
    <meta:editing-cycles>2</meta:editing-cycles>
    <meta:generator>LibreOffice/3.5$Linux_x86 LibreOffice_project/350m1$Build-2</meta:generator>
    <meta:document-statistic meta:object-count="38"/>
  </office:meta>
</office:document-meta>
</file>